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02cm" fo:margin-left="0cm" fo:margin-right="-0.002cm" table:align="margins"/>
    </style:style>
    <style:style style:name="Table1.A" style:family="table-column">
      <style:table-column-properties style:column-width="3.572cm" style:rel-column-width="2025*"/>
    </style:style>
    <style:style style:name="Table1.B" style:family="table-column">
      <style:table-column-properties style:column-width="7.669cm" style:rel-column-width="4348*"/>
    </style:style>
    <style:style style:name="Table1.C" style:family="table-column">
      <style:table-column-properties style:column-width="8.551cm" style:rel-column-width="4848*"/>
    </style:style>
    <style:style style:name="Table1.D" style:family="table-column">
      <style:table-column-properties style:column-width="5.909cm" style:rel-column-width="335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14.18cm"/>
    </style:style>
    <style:style style:name="Table1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1.D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1.559cm"/>
    </style:style>
    <style:style style:name="P1" style:family="paragraph" style:parent-style-name="Table_20_Contents" style:list-style-name="L5"/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 style:list-style-name="L5">
      <style:text-properties fo:font-style="italic" style:font-style-asian="italic" style:font-style-complex="italic"/>
    </style:style>
    <style:style style:name="P4" style:family="paragraph" style:parent-style-name="Table_20_Contents" style:list-style-name="L12">
      <style:text-properties fo:font-style="italic" style:font-style-asian="italic" style:font-style-complex="italic"/>
    </style:style>
    <style:style style:name="P5" style:family="paragraph" style:parent-style-name="Table_20_Contents" style:list-style-name="L10"/>
    <style:style style:name="P6" style:family="paragraph" style:parent-style-name="Table_20_Contents" style:list-style-name="L11"/>
    <style:style style:name="P7" style:family="paragraph" style:parent-style-name="Table_20_Contents" style:list-style-name="L13"/>
    <style:style style:name="P8" style:family="paragraph" style:parent-style-name="Table_20_Contents" style:list-style-name="L15"/>
    <style:style style:name="P9" style:family="paragraph" style:parent-style-name="Table_20_Contents" style:list-style-name="L16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Browse</text:p>
          </table:table-cell>
          <table:table-cell table:style-name="Table1.A1" office:value-type="string">
            <text:p text:style-name="Table_20_Contents">Edit</text:p>
          </table:table-cell>
          <table:table-cell table:style-name="Table1.A1" office:value-type="string">
            <text:p text:style-name="Table_20_Contents">Delete</text:p>
          </table:table-cell>
          <table:table-cell table:style-name="Table1.D1" office:value-type="string">
            <text:p text:style-name="Table_20_Contents">Add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Normal User</text:p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>Admin</text:p>
            <text:list xml:id="list1336112316" text:style-name="L5">
              <text:list-item>
                <text:p text:style-name="P1">SiteName</text:p>
              </text:list-item>
              <text:list-item>
                <text:p text:style-name="P1">Banner Image</text:p>
              </text:list-item>
              <text:list-item>
                <text:p text:style-name="P1">Navigation Names</text:p>
              </text:list-item>
              <text:list-item>
                <text:p text:style-name="P3">Navigation Order </text:p>
              </text:list-item>
              <text:list-item>
                <text:p text:style-name="P1">Page content</text:p>
                <text:list>
                  <text:list-item>
                    <text:p text:style-name="P1">Page type</text:p>
                    <text:list>
                      <text:list-item>
                        <text:p text:style-name="P1">text on right image on left</text:p>
                      </text:list-item>
                      <text:list-item>
                        <text:p text:style-name="P1">text on left image on right</text:p>
                      </text:list-item>
                      <text:list-item>
                        <text:p text:style-name="P1">all text no image</text:p>
                      </text:list-item>
                      <text:list-item>
                        <text:p text:style-name="P1">text under wide image</text:p>
                      </text:list-item>
                    </text:list>
                  </text:list-item>
                  <text:list-item>
                    <text:p text:style-name="P1">Text</text:p>
                  </text:list-item>
                </text:list>
              </text:list-item>
            </text:list>
            <text:list xml:id="list1998536602" text:style-name="L12">
              <text:list-item>
                <text:list>
                  <text:list-item>
                    <text:p text:style-name="P4">input editing (color, size, bold, italics?</text:p>
                  </text:list-item>
                  <text:list-item>
                    <text:p text:style-name="P4">Handle inputing links to urls.</text:p>
                  </text:list-item>
                </text:list>
              </text:list-item>
            </text:list>
            <text:list xml:id="list1016586842" text:continue-list="list1336112316" text:style-name="L5">
              <text:list-item>
                <text:list>
                  <text:list-item>
                    <text:p text:style-name="P1">Image</text:p>
                  </text:list-item>
                </text:list>
              </text:list-item>
              <text:list-item>
                <text:p text:style-name="P3">Additional edit site colors</text:p>
              </text:list-item>
            </text:list>
          </table:table-cell>
          <table:table-cell table:style-name="Table1.A2" office:value-type="string">
            <text:p text:style-name="Table_20_Contents"/>
            <text:p text:style-name="Table_20_Contents">Admin</text:p>
            <text:list xml:id="list279498352" text:style-name="L10">
              <text:list-item>
                <text:p text:style-name="P5">Navigation item</text:p>
              </text:list-item>
            </text:list>
            <text:list xml:id="list1761695090" text:style-name="L11">
              <text:list-item>
                <text:p text:style-name="P6">which will delete</text:p>
                <text:list>
                  <text:list-item>
                    <text:p text:style-name="P6">page inside</text:p>
                  </text:list-item>
                  <text:list-item>
                    <text:p text:style-name="P6">Including image /text</text:p>
                    <text:p text:style-name="P6"/>
                  </text:list-item>
                </text:list>
              </text:list-item>
            </text:list>
            <text:list xml:id="list1119521282" text:continue-list="list279498352" text:style-name="L10">
              <text:list-item>
                <text:p text:style-name="P5">image <text:span text:style-name="T1">change page type into text only</text:span></text:p>
              </text:list-item>
            </text:list>
            <text:p text:style-name="Table_20_Contents"/>
            <text:p text:style-name="Table_20_Contents"/>
          </table:table-cell>
          <table:table-cell table:style-name="Table1.D2" office:value-type="string">
            <text:p text:style-name="Table_20_Contents"/>
            <text:p text:style-name="Table_20_Contents">Admin</text:p>
            <text:list xml:id="list990950102" text:style-name="L13">
              <text:list-item>
                <text:p text:style-name="P7">New page</text:p>
              </text:list-item>
            </text:list>
            <text:list xml:id="list1546821128" text:style-name="L15">
              <text:list-item>
                <text:p text:style-name="P8">Prompt form</text:p>
              </text:list-item>
            </text:list>
            <text:list xml:id="list1862406376" text:style-name="L16">
              <text:list-item>
                <text:p text:style-name="P9">Page name</text:p>
              </text:list-item>
              <text:list-item>
                <text:p text:style-name="P9">Page Position</text:p>
              </text:list-item>
              <text:list-item>
                <text:p text:style-name="P9">Page type</text:p>
              </text:list-item>
              <text:list-item>
                <text:p text:style-name="P9">Page text</text:p>
              </text:list-item>
              <text:list-item>
                <text:p text:style-name="P9">Page image</text:p>
              </text:list-item>
            </text:list>
            <text:p text:style-name="Table_20_Contents"/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Text in italics I will do If I have time.</text:p>
          </table:table-cell>
          <table:table-cell table:style-name="Table1.A2" office:value-type="string">
            <text:p text:style-name="P2">(Could just simply turn into a blog... Paginate with just next and back?)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 Stewart-Devereux</meta:initial-creator>
    <meta:creation-date>2011-08-30T16:12:44</meta:creation-date>
    <dc:date>2011-08-30T17:48:16</dc:date>
    <dc:creator>Nathan Stewart-Devereux</dc:creator>
    <meta:editing-duration>PT01H19M52S</meta:editing-duration>
    <meta:editing-cycles>2</meta:editing-cycles>
    <meta:generator>OpenOffice.org/3.2$Unix OpenOffice.org_project/320m18$Build-9502</meta:generator>
    <meta:printed-by>Nathan Stewart-Devereux</meta:printed-by>
    <meta:print-date>2011-08-30T16:38:39</meta:print-date>
    <meta:document-statistic meta:table-count="1" meta:image-count="0" meta:object-count="0" meta:page-count="1" meta:paragraph-count="37" meta:word-count="138" meta:character-count="651"/>
  </office:meta>
</office:document-meta>
</file>